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f9237" officeooo:paragraph-rsid="003f9237" fo:background-color="transparent"/>
    </style:style>
    <style:style style:name="P6" style:family="paragraph" style:parent-style-name="Standard">
      <style:text-properties officeooo:paragraph-rsid="000db36f"/>
    </style:style>
    <style:style style:name="P7" style:family="paragraph" style:parent-style-name="Standard">
      <style:text-properties fo:font-style="italic" officeooo:paragraph-rsid="000db36f" style:font-style-asian="italic" style:font-style-complex="italic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333f4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italic" fo:font-weight="bold" officeooo:rsid="004511c4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style="normal" officeooo:rsid="001a9dbf" style:font-style-asian="normal" style:font-style-complex="normal"/>
    </style:style>
    <style:style style:name="T12" style:family="text">
      <style:text-properties officeooo:rsid="00414b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Noções de UX/UI</text:span><text:span text:style-name="T5">: </text:span><text:span text:style-name="T6">Módulo </text:span><text:span text:style-name="T9">2</text:span><text:span text:style-name="T6"> - </text:span><text:span text:style-name="T5">Atividade 0</text:span><text:span text:style-name="T10">1</text:span></text:p>
      <text:p text:style-name="P3"/>
      <text:p text:style-name="P7">Atividade proposta: Você está prestes a abrir uma floricultura em um ponto central da sua cidade e percebeu que não existem estabelecimentos como esse pelas redondezas. Você conhece algumas pessoas que moram próximas ao centro, mas não sabe muito sobre o comércio local. Quais seriam os primeiros passos antes de construir o seu negócio?</text:p>
      <text:p text:style-name="P7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1">.</text:span></text:a></text:p>
      <text:p text:style-name="P4"/>
      <text:p text:style-name="P4"/>
      <text:p text:style-name="P5">Inicialmente realizaria uma pesquisa para conhecer e identificar os comportamentos e atitudes dos futuros clientes. <text:span text:style-name="T12">Ademais u</text:span>tilizaria o mapa de empatia como ferramenta para elencar o perfil das personas <text:span text:style-name="T12">e analisar a viabilidade do empreendiment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1:11:06.949694514</dc:date>
    <meta:editing-duration>PT9H14M3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01" meta:character-count="655" meta:non-whitespace-character-count="557"/>
  </office:meta>
</office:document-meta>
</file>